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.25pt" fo:font-weight="bold" style:font-size-asian="16pt" style:font-weight-asian="bold" style:font-size-complex="18.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.25pt" fo:font-weight="normal" style:font-size-asian="16pt" style:font-weight-asian="normal" style:font-size-complex="18.2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.25pt" fo:font-weight="normal" officeooo:rsid="001b0761" officeooo:paragraph-rsid="001b0761" style:font-size-asian="16pt" style:font-weight-asian="normal" style:font-size-complex="18.25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8.25pt" style:font-size-asian="16pt" style:font-size-complex="18.25pt"/>
    </style:style>
    <style:style style:name="P5" style:family="paragraph" style:parent-style-name="Table_20_Contents">
      <style:paragraph-properties fo:text-align="start" style:justify-single-word="false"/>
      <style:text-properties fo:font-size="18.25pt" officeooo:rsid="001be6ef" officeooo:paragraph-rsid="001be6ef" style:font-size-asian="16pt" style:font-size-complex="18.25pt"/>
    </style:style>
    <style:style style:name="T1" style:family="text">
      <style:text-properties officeooo:rsid="001b0761"/>
    </style:style>
    <style:style style:name="T2" style:family="text">
      <style:text-properties officeooo:rsid="001be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消息推送系统业务服务器包规范</text:p>
      <text:p text:style-name="P2">一， 若采用<text:span text:style-name="T1">zmq多帧传输协议：</text:span></text:p>
      <text:p text:style-name="P2"><text:s text:c="4"/>第一帧为消息路由帧，其他帧为业务帧。 采用<text:span text:style-name="T1">mfptp 业务协议。</text:span></text:p>
      <text:p text:style-name="P2">帧格式： </text:p>
      <text:p text:style-name="P2"><text:s text:c="4"/><text:span text:style-name="T1">1, <text:s/>router\r\n + 路由规范内容。</text:span></text:p>
      <text:p text:style-name="P2"><text:s text:c="4"/><text:span text:style-name="T1">2, json\r\n + json 组织的文本转化的二进制数据流。</text:span></text:p>
      <text:p text:style-name="P2"><text:s text:c="4"/><text:span text:style-name="T1">3, jpg\r\n + jpg 图片格式的二进制数据流。</text:span></text:p>
      <text:p text:style-name="P2"><text:s text:c="8"/>……</text:p>
      <text:p text:style-name="P3">二， 路由消息帧格式：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1 byte</text:p>
          </table:table-cell>
          <table:table-cell table:style-name="Table1.B1" office:value-type="string">
            <text:p text:style-name="P4"><text:s/>定义消息来自哪个服务器<text:span text:style-name="T2">（enum{}）</text:span></text:p>
          </table:table-cell>
        </table:table-row>
        <table:table-row>
          <table:table-cell table:style-name="Table1.A2" office:value-type="string">
            <text:p text:style-name="P5">1 byte</text:p>
          </table:table-cell>
          <table:table-cell table:style-name="Table1.B2" office:value-type="string">
            <text:p text:style-name="P4"><text:s/>定义消息将发往哪个服务器<text:span text:style-name="T2">（enum{}）</text:span></text:p>
          </table:table-cell>
        </table:table-row>
        <table:table-row>
          <table:table-cell table:style-name="Table1.A2" office:value-type="string">
            <text:p text:style-name="P5">1 byte</text:p>
          </table:table-cell>
          <table:table-cell table:style-name="Table1.B2" office:value-type="string">
            <text:p text:style-name="P5">type{0x00cid消息包， 0x01 uid消息包， 0x02 gid消息包， 0x03客户端连接验证包， 0x04 连接服务器验证包， 0x05 uid---cid映射表， 0x06 gid –- cid 映射表…..}</text:p>
          </table:table-cell>
        </table:table-row>
        <table:table-row>
          <table:table-cell table:style-name="Table1.A2" office:value-type="string">
            <text:p text:style-name="P5">6 bytes</text:p>
          </table:table-cell>
          <table:table-cell table:style-name="Table1.B2" office:value-type="string">
            <text:p text:style-name="P5">Identity{ 根据type 字段对应[cid][gid][uid]}</text:p>
          </table:table-cell>
        </table:table-row>
        <table:table-row>
          <table:table-cell table:style-name="Table1.A2" office:value-type="string">
            <text:p text:style-name="P5">4 bytes</text:p>
          </table:table-cell>
          <table:table-cell table:style-name="Table1.B2" office:value-type="string">
            <text:p text:style-name="P5">消息包的大写为N.</text:p>
          </table:table-cell>
        </table:table-row>
        <table:table-row>
          <table:table-cell table:style-name="Table1.A2" office:value-type="string">
            <text:p text:style-name="P5">N bytes</text:p>
          </table:table-cell>
          <table:table-cell table:style-name="Table1.B2" office:value-type="string">
            <text:p text:style-name="P5">N个字节的消息体（比如下发gid---cid映射表内容）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5:44:26.045504214</meta:creation-date>
    <dc:date>2016-05-09T16:46:26.659222790</dc:date>
    <meta:editing-duration>PT46M42S</meta:editing-duration>
    <meta:editing-cycles>2</meta:editing-cycles>
    <meta:generator>LibreOffice/4.4.3.2$Linux_X86_64 LibreOffice_project/40$Build-2</meta:generator>
    <meta:document-statistic meta:table-count="1" meta:image-count="0" meta:object-count="0" meta:page-count="1" meta:paragraph-count="21" meta:word-count="244" meta:character-count="459" meta:non-whitespace-character-count="394"/>
  </office:meta>
</office:document-meta>
</file>